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f9b" officeooo:paragraph-rsid="00059f9b"/>
    </style:style>
    <style:style style:name="P2" style:family="paragraph" style:parent-style-name="Standard">
      <style:text-properties fo:language="en" fo:country="US" officeooo:rsid="00059f9b" officeooo:paragraph-rsid="00059f9b"/>
    </style:style>
    <style:style style:name="P3" style:family="paragraph" style:parent-style-name="Standard">
      <style:text-properties fo:language="en" fo:country="US" officeooo:rsid="00059f9b" officeooo:paragraph-rsid="000665e6"/>
    </style:style>
    <style:style style:name="P4" style:family="paragraph" style:parent-style-name="Standard">
      <style:text-properties fo:language="en" fo:country="US" officeooo:rsid="000665e6" officeooo:paragraph-rsid="000665e6"/>
    </style:style>
    <style:style style:name="P5" style:family="paragraph" style:parent-style-name="Standard">
      <style:text-properties fo:language="en" fo:country="US" officeooo:rsid="000665e6" officeooo:paragraph-rsid="0006f7d8"/>
    </style:style>
    <style:style style:name="P6" style:family="paragraph" style:parent-style-name="Standard">
      <style:text-properties fo:language="en" fo:country="US" officeooo:rsid="00079f1c" officeooo:paragraph-rsid="00079f1c"/>
    </style:style>
    <style:style style:name="P7" style:family="paragraph" style:parent-style-name="Standard">
      <style:text-properties fo:language="uk" fo:country="UA" officeooo:rsid="00059f9b" officeooo:paragraph-rsid="00059f9b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665e6"/>
    </style:style>
    <style:style style:name="T5" style:family="text">
      <style:text-properties fo:language="ru" fo:country="RU"/>
    </style:style>
    <style:style style:name="T6" style:family="text">
      <style:text-properties officeooo:rsid="000665e6"/>
    </style:style>
    <style:style style:name="T7" style:family="text">
      <style:text-properties officeooo:rsid="0006f7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Садик «<text:span text:style-name="T3">Світанок</text:span>» 1991-1995</text:p>
      <text:p text:style-name="P1">Начальная школа «<text:span text:style-name="T3">Світанок</text:span>» (английский, математика) 1995-1998</text:p>
      <text:p text:style-name="P1">Вечерняя школа «<text:span text:style-name="T3">Світанок</text:span>» (фортепиано) 1995-2002</text:p>
      <text:p text:style-name="P1">СШ№18 (математика, английский, химия) 1998-2002</text:p>
      <text:p text:style-name="P1">СЗШ№75 (компьютерные науки, английский, математика) 2002-2005</text:p>
      <text:p text:style-name="P1">Продавец-консультант, Львов 2004</text:p>
      <text:p text:style-name="P1">Продавец стройматериалов, рынок «Галицьке Перехрестя», Львов 2004</text:p>
      <text:p text:style-name="P1">Подготовительные курсы в НУЛП (английский, математика) — 2005</text:p>
      <text:p text:style-name="P1">Подготовительные курсы в Университет им. И.Франко (геология) 2005</text:p>
      <text:p text:style-name="P1">Факультет Прикладной / Вычислительной Лингвистики, НУЛП (математика, программирование, английский) 2005-2009</text:p>
      <text:p text:style-name="P2">AIESEC Ukraine, LC Lviv (<text:span text:style-name="T3">тайм менеджмент, логистика) 2006</text:span></text:p>
      <text:p text:style-name="P2"><text:span text:style-name="T3">Институт Общественного Лидерства (менеджмент, </text:span>PR) 2007-2008</text:p>
      <text:p text:style-name="P7">Вечерняя школа “Перв<text:span text:style-name="T5">ый Бизнес» (бизнес планирование, бизнес аналитика, </text:span><text:span text:style-name="T1">PR</text:span><text:span text:style-name="T5">) 2007-2009</text:span></text:p>
      <text:p text:style-name="P3"><text:span text:style-name="T5">AIESEC Ukraine, LC </text:span><text:span text:style-name="T6">Kyiv</text:span><text:span text:style-name="T5"> (</text:span><text:span text:style-name="T4">проджект менеджмент, </text:span>PR, <text:span text:style-name="T4">логистика</text:span><text:span text:style-name="T3">) 2006</text:span></text:p>
      <text:p text:style-name="P4">Kiev Lodging Hostel (<text:span text:style-name="T3">логистика) 2009</text:span></text:p>
      <text:p text:style-name="P4"><text:span text:style-name="T3">Проджект менеджер, </text:span>New York City, <text:span text:style-name="T3">удал</text:span><text:span text:style-name="T5">ённо 2011-2013</text:span></text:p>
      <text:p text:style-name="P5"><text:span text:style-name="T7">Massachusetts Institute of Technology</text:span> Online (<text:span text:style-name="T3">программирование руби) 2012</text:span></text:p>
      <text:p text:style-name="P4"><text:span text:style-name="T3">Центр Специальной Подготовки 1</text:span>aid.com.ua (<text:span text:style-name="T3">неотложная медицинская помощь) 2012</text:span></text:p>
      <text:p text:style-name="P4"><text:span text:style-name="T3">Партн</text:span><text:span text:style-name="T5">ёр Плюс </text:span>partnerplus.com.ua (<text:span text:style-name="T3">массаж) 2012</text:span></text:p>
      <text:p text:style-name="P4"><text:span text:style-name="T3">Инженер телекоммуникационного программного обеспечения, Африка, удал</text:span><text:span text:style-name="T5">ённо 2013</text:span></text:p>
      <text:p text:style-name="P4"><text:span text:style-name="T3">Инженер программного обеспечения </text:span><text:span text:style-name="T5">социальных сетей</text:span><text:span text:style-name="T3">, </text:span><text:span text:style-name="T5">Лос Анжелес, Калифорния</text:span><text:span text:style-name="T3">, удал</text:span><text:span text:style-name="T5">ённо 2013-</text:span><text:span text:style-name="T7">2014</text:span></text:p>
      <text:p text:style-name="P4">Diary of Repetitions (<text:span text:style-name="T3">расширение возможностей ментальн</text:span><text:span text:style-name="T5">ых карт) 2013-сегодня</text:span></text:p>
      <text:p text:style-name="P4">OOBE Research Center, <text:span text:style-name="T3">удал</text:span><text:span text:style-name="T5">ённ</text:span><text:span text:style-name="T3">о, </text:span>obe4u.com (<text:span text:style-name="T3">осознанн</text:span><text:span text:style-name="T5">ые сны) 2012</text:span></text:p>
      <text:p text:style-name="P4"><text:span text:style-name="T5">Прия, </text:span>priya.com.ua (<text:span text:style-name="T5">семейные расстановки)</text:span></text:p>
      <text:p text:style-name="P4">School Yourself, schoolyourself.org (<text:span text:style-name="T3">математика) 2018</text:span></text:p>
      <text:p text:style-name="P6">Arizona State University Online (<text:span text:style-name="T3">математика) 2018</text:span></text:p>
      <text:p text:style-name="P4"><text:span text:style-name="T7">Massachusetts Institute of Technology </text:span><text:s/>Online (<text:span text:style-name="T3">математика) 2018-</text:span><text:span text:style-name="T5">сегодня</text:span></text:p>
      <text:p text:style-name="P4">DIY (<text:span text:style-name="T3">самодельничество) 2000-сегодня</text:span></text:p>
      <text:p text:style-name="P4"><text:span text:style-name="T3">Фриланс (автоматизация бизнес процессов) 2007-сегодня</text:span></text:p>
      <text:p text:style-name="P4"><text:span text:style-name="T3">Львівський Державний Обласний Навчально Курсовий Комбінат (курс вождения авто категории В) 2011</text:span></text:p>
      <text:p text:style-name="P4"><text:span text:style-name="T3">Автоград, </text:span>avtograd.lviv.ua (<text:span text:style-name="T3">курс вождения мотоциклом категории А) 2015</text:span></text:p>
      <text:p text:style-name="P4">Rega, rega.lviv.ua (<text:span text:style-name="T3">курс вождения мото)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23:57.688000000</meta:creation-date>
    <dc:date>2019-03-28T17:32:40.509000000</dc:date>
    <meta:editing-duration>PT51M11S</meta:editing-duration>
    <meta:editing-cycles>3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32" meta:word-count="215" meta:character-count="1942" meta:non-whitespace-character-count="1757"/>
  </office:meta>
</office:document-meta>
</file>